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, 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BrightBlue_7e_LT_7e_Gliederung_20_1">
      <style:paragraph-properties fo:margin-left="0cm" fo:margin-right="0cm" fo:margin-top="0cm" fo:margin-bottom="0.54cm" style:contextual-spacing="false" fo:text-indent="0cm" style:auto-text-indent="false"/>
      <style:text-properties style:font-name="Arial1" fo:font-size="10pt" style:font-size-asian="10pt" style:font-size-complex="10pt"/>
    </style:style>
    <style:style style:name="P2" style:family="paragraph" style:parent-style-name="BrightBlue_7e_LT_7e_Gliederung_20_1">
      <style:paragraph-properties fo:margin-left="0cm" fo:margin-right="0cm" fo:margin-top="0cm" fo:margin-bottom="0.54cm" style:contextual-spacing="false" fo:text-indent="0cm" style:auto-text-indent="false"/>
      <style:text-properties style:font-name="Arial1" fo:font-size="10pt" officeooo:paragraph-rsid="001af527" style:font-size-asian="10pt" style:font-size-complex="10pt"/>
    </style:style>
    <style:style style:name="P3" style:family="paragraph" style:parent-style-name="BrightBlue_7e_LT_7e_Gliederung_20_1">
      <style:paragraph-properties fo:margin-left="0cm" fo:margin-right="0cm" fo:margin-top="0cm" fo:margin-bottom="0.54cm" style:contextual-spacing="false" fo:text-indent="0cm" style:auto-text-indent="false"/>
      <style:text-properties style:font-name="Arial1" fo:font-size="10pt" officeooo:paragraph-rsid="001b1263" style:font-size-asian="10pt" style:font-size-complex="10pt"/>
    </style:style>
    <style:style style:name="P4" style:family="paragraph" style:parent-style-name="BrightBlue_7e_LT_7e_Gliederung_20_1">
      <style:paragraph-properties fo:margin-left="0cm" fo:margin-right="0cm" fo:margin-top="0cm" fo:margin-bottom="0.54cm" style:contextual-spacing="false" fo:text-indent="0cm" style:auto-text-indent="false"/>
      <style:text-properties style:font-name="Arial1" fo:font-size="10pt" officeooo:rsid="001ca2c7" officeooo:paragraph-rsid="001ca2c7" style:font-size-asian="10pt" style:font-size-complex="10pt"/>
    </style:style>
    <style:style style:name="P5" style:family="paragraph" style:parent-style-name="BrightBlue_7e_LT_7e_Gliederung_20_1">
      <style:paragraph-properties fo:margin-left="0cm" fo:margin-right="0cm" fo:margin-top="0cm" fo:margin-bottom="0.54cm" style:contextual-spacing="false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BrightBlue_7e_LT_7e_Gliederung_20_1">
      <style:paragraph-properties fo:margin-left="0cm" fo:margin-right="0cm" fo:margin-top="0cm" fo:margin-bottom="0.54cm" style:contextual-spacing="false" fo:text-indent="0cm" style:auto-text-indent="false"/>
      <style:text-properties style:font-name="Arial1" fo:font-size="10pt" fo:font-style="italic" officeooo:rsid="001fc56e" officeooo:paragraph-rsid="001fc56e" style:font-size-asian="10pt" style:font-style-asian="italic" style:font-size-complex="10pt" style:font-style-complex="italic"/>
    </style:style>
    <style:style style:name="P7" style:family="paragraph" style:parent-style-name="BrightBlue_7e_LT_7e_Gliederung_20_1">
      <style:paragraph-properties fo:margin-left="0cm" fo:margin-right="0cm" fo:margin-top="0cm" fo:margin-bottom="0.54cm" style:contextual-spacing="false" fo:text-indent="0cm" style:auto-text-indent="false"/>
      <style:text-properties style:text-line-through-style="solid" style:text-line-through-type="single" style:font-name="Arial1" fo:font-size="10pt" fo:font-weight="bold" officeooo:rsid="001e147d" officeooo:paragraph-rsid="001e147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af527"/>
    </style:style>
    <style:style style:name="T3" style:family="text">
      <style:text-properties officeooo:rsid="001b1344"/>
    </style:style>
    <style:style style:name="T4" style:family="text">
      <style:text-properties officeooo:rsid="001ca2c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a2c7" style:font-style-asian="italic" style:font-style-complex="italic"/>
    </style:style>
    <style:style style:name="T7" style:family="text">
      <style:text-properties fo:font-style="italic" officeooo:rsid="001e147d" style:font-style-asian="italic" style:font-style-complex="italic"/>
    </style:style>
    <style:style style:name="T8" style:family="text">
      <style:text-properties fo:font-style="italic" officeooo:rsid="002142cf" style:font-style-asian="italic" style:font-style-complex="italic"/>
    </style:style>
    <style:style style:name="T9" style:family="text">
      <style:text-properties officeooo:rsid="001e147d"/>
    </style:style>
    <style:style style:name="T10" style:family="text">
      <style:text-properties officeooo:rsid="002142cf"/>
    </style:style>
    <style:style style:name="T11" style:family="text">
      <style:text-properties fo:font-style="normal" officeooo:rsid="002142cf" style:font-style-asian="normal" style:font-style-complex="normal"/>
    </style:style>
    <style:style style:name="T12" style:family="text">
      <style:text-properties officeooo:rsid="00248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Tarefa: </text:span><text:span text:style-name="T2">Laboratório – </text:span><text:span text:style-name="T12">Abstração: Classes, Objetos, Construtores</text:span></text:p>
      <text:p text:style-name="P2"><text:span text:style-name="T3">C</text:span>riar uma classe Produto, que mantém o estoque de produtos de uma loja, com as seguintes características: código sequencial, nome do produto, quantidade, tipo, valor do produto. </text:p>
      <text:p text:style-name="P6">Obs: podem ser usados valores fixos no código, sem a necessidade de usar a classe Scanner</text:p>
      <text:p text:style-name="P2">Exemplos de Objetos:<text:tab/></text:p>
      <text:p text:style-name="P1">001, Jogo Batalha Naval, 10, jogo, 100,00.</text:p>
      <text:p text:style-name="P1">002, Jogo Master, 20, jogo, 150,00.</text:p>
      <text:p text:style-name="P1">003, Jogo Quebra-Cabeça, 30, jogo, 50,00.</text:p>
      <text:p text:style-name="P1">Não é possível criar um objeto de Produto sem pelo menos informar o código. Eles podem ser criados inicialmente <text:span text:style-name="T4">da seguinte forma</text:span>: <text:span text:style-name="T4">(*essas formas identificam a necessidade de construtores diferentes)</text:span></text:p>
      <text:p text:style-name="P1">- apenas o código; <text:s/><text:span text:style-name="T1">new Produto(001) </text:span></text:p>
      <text:p text:style-name="P1">- o código e o nome do produto; <text:s/><text:span text:style-name="T1">new Produto(001, 'Jogo 1')</text:span></text:p>
      <text:p text:style-name="P1">- o código, o nome do produto e a quantidade;<text:tab/><text:span text:style-name="T1">new Produto(001,´Jogo 1´, 10)</text:span></text:p>
      <text:p text:style-name="P1">- com todos os dados.<text:tab/><text:span text:style-name="T1">new Produto(001,´Jogo 1´, 10, ´jogo´, 100.00)</text:span></text:p>
      <text:p text:style-name="P1">A classe Produto deve fornecer as seguintes operações:</text:p>
      <text:p text:style-name="P1">- <text:span text:style-name="T5">vender</text:span>: recebe uma quantidade a ser vendida, verifica se tem estoque, se não tem informa, se tem, baixa do estoque e informa o valor total da venda;</text:p>
      <text:p text:style-name="P1">- <text:span text:style-name="T5">comprar</text:span>: recebe uma quantidade e o novo valor, acrescentar produtos no estoque e altera o valor;</text:p>
      <text:p text:style-name="P1">- <text:span text:style-name="T5">comprar</text:span>: recebe apenas a quantidade a ser acrescentada no estoque, sem alteração de valor;</text:p>
      <text:p text:style-name="P1">- <text:span text:style-name="T5">consultar </text:span><text:span text:style-name="T11">ou</text:span><text:span text:style-name="T8"> </text:span><text:span text:style-name="T7">toString</text:span>: <text:span text:style-name="T10">retorna</text:span> todos os dados do produto, e <text:span text:style-name="T10">também </text:span>a quantidade em estoque;</text:p>
      <text:p text:style-name="P1">- <text:span text:style-name="T5">inserir</text:span>: recebe como parâmetro o nome do produto, a quantidade, o tipo e o valor, e altera os dados do objeto;</text:p>
      <text:p text:style-name="P1">- <text:span text:style-name="T5">igual</text:span>: recebe um produto <text:span text:style-name="T4">como parâmetro </text:span>(objeto de Produto), verifica se nome e tipo <text:span text:style-name="T4">do objeto corrente são </text:span>iguais <text:span text:style-name="T4">aos do objeto recebido como parâmetro, </text:span>retorna<text:span text:style-name="T4">ndo</text:span> <text:span text:style-name="T5">true</text:span> <text:span text:style-name="T4">(se forem iguais)</text:span> <text:span text:style-name="T4">ou </text:span><text:span text:style-name="T6">false</text:span>.</text:p>
      <text:p text:style-name="P6">Obs: para comparar String não usar “==”, usar o método equals (ex: “if (nome1.equals(nome2))”)</text:p>
      <text:p text:style-name="P3">Criar um<text:span text:style-name="T9">a classe</text:span> principal que <text:span text:style-name="T4">recebe</text:span> as informações do usuário <text:span text:style-name="T4">(Scanner ou JOptionPane)</text:span> e cria vários objetos do tipo Produto, cada um de uma forma diferente (usando construtores diferentes).</text:p>
      <text:p text:style-name="P4">O objeto que for criado com o primeiro construtor (que recebe apenas o código), deverá usar posteriormente o método inserir para atualizar os demais dados do produto.</text:p>
      <text:p text:style-name="P3">Para cada objeto criado, usar as operações: <text:s/>vender, comprar e consultar e comparar (igual). 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, 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Mangal1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Mangal1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Arial2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style:contextual-spacing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7T20:13:18.370000000</meta:creation-date>
    <dc:date>2024-04-01T11:59:39.868447345</dc:date>
    <meta:editing-duration>PT58M4S</meta:editing-duration>
    <meta:editing-cycles>10</meta:editing-cycles>
    <meta:generator>LibreOffice/7.6.4.1$MacOSX_AARCH64 LibreOffice_project/e19e193f88cd6c0525a17fb7a176ed8e6a3e2aa1</meta:generator>
    <dc:creator>Fábio Costa</dc:creator>
    <meta:document-statistic meta:table-count="0" meta:image-count="0" meta:object-count="0" meta:page-count="1" meta:paragraph-count="23" meta:word-count="367" meta:character-count="2249" meta:non-whitespace-character-count="1897"/>
  </office:meta>
</office:document-meta>
</file>